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monospace" svg:font-family="monospace, monospace"/>
    <style:font-face style:name="FreeSans1" svg:font-family="FreeSans" style:font-family-generic="swiss"/>
    <style:font-face style:name="Fira Mono" svg:font-family="'Fi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Mono" officeooo:rsid="0013cd37" officeooo:paragraph-rsid="0013cd37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13cd37" officeooo:paragraph-rsid="0013cd37"/>
    </style:style>
    <style:style style:name="P3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3cd37" officeooo:paragraph-rsid="0013cd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43c2d" officeooo:paragraph-rsid="00143c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13cd37" officeooo:paragraph-rsid="0013cd3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5d5b3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76f21d" officeooo:paragraph-rsid="0076f21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ade5a" officeooo:paragraph-rsid="008ade5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65c914" officeooo:paragraph-rsid="0065c91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20521" officeooo:paragraph-rsid="0072052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9cf778" officeooo:paragraph-rsid="009fda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ab11b5" officeooo:paragraph-rsid="00aecb0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ab11b5" officeooo:paragraph-rsid="00cebe5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bae0a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284336" officeooo:paragraph-rsid="00284336" style:font-weight-asian="normal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1e8e9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316d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b8ab59" officeooo:paragraph-rsid="00b8ab59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d9cefa" officeooo:paragraph-rsid="00d9cefa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e21dbd" officeooo:paragraph-rsid="00e21dbd" style:font-weight-asian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2acaa3" style:font-weight-asian="bold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3a30a2" officeooo:paragraph-rsid="003a30a2" style:font-weight-asian="bold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403cb9" officeooo:paragraph-rsid="00403cb9" style:font-weight-asian="bold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8ab59" officeooo:paragraph-rsid="00b8ab59" style:font-weight-asian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e33d9" officeooo:paragraph-rsid="00be33d9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4efc8" officeooo:paragraph-rsid="00c90785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90785" officeooo:paragraph-rsid="00c90785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9cf778" officeooo:paragraph-rsid="00d0be01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e637d8" officeooo:paragraph-rsid="00e637d8" style:font-weight-asian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e7ae55" officeooo:paragraph-rsid="00e7ae55" style:font-weight-asian="normal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e7ae55" officeooo:paragraph-rsid="00e21dbd" style:font-weight-asian="normal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e94d3f" officeooo:paragraph-rsid="00e94d3f" style:font-weight-asian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43c2d" officeooo:paragraph-rsid="00143c2d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T1" style:family="text">
      <style:text-properties officeooo:rsid="0013cd37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FreeMono" style:font-name-complex="FreeMono"/>
    </style:style>
    <style:style style:name="T4" style:family="text">
      <style:text-properties style:text-position="super 58%" officeooo:rsid="00aec8c0" style:font-name-asian="FreeMono" style:font-name-complex="FreeMono"/>
    </style:style>
    <style:style style:name="T5" style:family="text">
      <style:text-properties style:text-position="super 58%" officeooo:rsid="00b0c236" style:font-name-asian="FreeMono" style:font-name-complex="FreeMono"/>
    </style:style>
    <style:style style:name="T6" style:family="text">
      <style:text-properties style:text-position="super 58%" officeooo:rsid="00b316d8" style:font-name-asian="FreeMono" style:font-name-complex="FreeMono"/>
    </style:style>
    <style:style style:name="T7" style:family="text">
      <style:text-properties style:text-position="super 58%" officeooo:rsid="0090b343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43c2d"/>
    </style:style>
    <style:style style:name="T10" style:family="text">
      <style:text-properties style:text-position="sub 58%" style:font-name-asian="FreeMono" style:font-name-complex="FreeMono"/>
    </style:style>
    <style:style style:name="T11" style:family="text">
      <style:text-properties style:text-position="sub 58%" officeooo:rsid="009fda78" style:font-name-asian="FreeMono" style:font-name-complex="FreeMono"/>
    </style:style>
    <style:style style:name="T12" style:family="text">
      <style:text-properties style:text-position="sub 58%" officeooo:rsid="009cf778" style:font-name-asian="FreeMono" style:font-name-complex="FreeMono"/>
    </style:style>
    <style:style style:name="T13" style:family="text">
      <style:text-properties style:text-position="sub 58%" officeooo:rsid="00befa46" style:font-name-asian="FreeMono" style:font-name-complex="FreeMono"/>
    </style:style>
    <style:style style:name="T14" style:family="text">
      <style:text-properties style:text-position="sub 58%" officeooo:rsid="00dd6411" style:font-name-asian="FreeMono" style:font-name-complex="FreeMono"/>
    </style:style>
    <style:style style:name="T15" style:family="text">
      <style:text-properties style:text-position="sub 58%" officeooo:rsid="00e4c592" style:font-name-asian="FreeMono" style:font-name-complex="FreeMono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43c2d"/>
    </style:style>
    <style:style style:name="T18" style:family="text">
      <style:text-properties style:text-position="0% 100%" officeooo:rsid="00255796"/>
    </style:style>
    <style:style style:name="T19" style:family="text">
      <style:text-properties style:text-position="0% 100%" officeooo:rsid="0013cd37"/>
    </style:style>
    <style:style style:name="T20" style:family="text">
      <style:text-properties style:text-position="0% 100%" style:font-name-asian="FreeMono" style:font-name-complex="FreeMono"/>
    </style:style>
    <style:style style:name="T21" style:family="text">
      <style:text-properties style:text-position="0% 100%" officeooo:rsid="008d0c08" style:font-name-asian="FreeMono" style:font-name-complex="FreeMono"/>
    </style:style>
    <style:style style:name="T22" style:family="text">
      <style:text-properties style:text-position="0% 100%" officeooo:rsid="009004c0" style:font-name-asian="FreeMono" style:font-name-complex="FreeMono"/>
    </style:style>
    <style:style style:name="T23" style:family="text">
      <style:text-properties style:text-position="0% 100%" officeooo:rsid="009fda78" style:font-name-asian="FreeMono" style:font-name-complex="FreeMono"/>
    </style:style>
    <style:style style:name="T24" style:family="text">
      <style:text-properties style:text-position="0% 100%" officeooo:rsid="00a10190" style:font-name-asian="FreeMono" style:font-name-complex="FreeMono"/>
    </style:style>
    <style:style style:name="T25" style:family="text">
      <style:text-properties style:text-position="0% 100%" officeooo:rsid="009cf778" style:font-name-asian="FreeMono" style:font-name-complex="FreeMono"/>
    </style:style>
    <style:style style:name="T26" style:family="text">
      <style:text-properties style:text-position="0% 100%" officeooo:rsid="00aec8c0" style:font-name-asian="FreeMono" style:font-name-complex="FreeMono"/>
    </style:style>
    <style:style style:name="T27" style:family="text">
      <style:text-properties style:text-position="0% 100%" officeooo:rsid="00b0c236" style:font-name-asian="FreeMono" style:font-name-complex="FreeMono"/>
    </style:style>
    <style:style style:name="T28" style:family="text">
      <style:text-properties style:text-position="0% 100%" officeooo:rsid="00b316d8" style:font-name-asian="FreeMono" style:font-name-complex="FreeMono"/>
    </style:style>
    <style:style style:name="T29" style:family="text">
      <style:text-properties style:text-position="0% 100%" officeooo:rsid="00cebe54" style:font-name-asian="FreeMono" style:font-name-complex="FreeMono"/>
    </style:style>
    <style:style style:name="T30" style:family="text">
      <style:text-properties style:text-position="0% 100%" officeooo:rsid="00dd6411" style:font-name-asian="FreeMono" style:font-name-complex="FreeMono"/>
    </style:style>
    <style:style style:name="T31" style:family="text">
      <style:text-properties style:text-position="0% 100%" officeooo:rsid="00e4c592" style:font-name-asian="FreeMono" style:font-name-complex="FreeMono"/>
    </style:style>
    <style:style style:name="T32" style:family="text">
      <style:text-properties style:text-position="0% 100%" officeooo:rsid="008ade5a"/>
    </style:style>
    <style:style style:name="T33" style:family="text">
      <style:text-properties style:text-position="0% 100%" officeooo:rsid="009004c0"/>
    </style:style>
    <style:style style:name="T34" style:family="text">
      <style:text-properties style:text-position="0% 100%" officeooo:rsid="0090b343"/>
    </style:style>
    <style:style style:name="T35" style:family="text">
      <style:text-properties style:text-position="0% 100%" officeooo:rsid="00d8052d"/>
    </style:style>
    <style:style style:name="T36" style:family="text">
      <style:text-properties style:text-position="0% 100%" fo:font-style="italic" officeooo:rsid="00d8052d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3b28d" style:font-style-asian="italic" style:font-style-complex="italic"/>
    </style:style>
    <style:style style:name="T39" style:family="text">
      <style:text-properties fo:font-style="italic" officeooo:rsid="003c04f9" style:font-style-asian="italic" style:font-style-complex="italic"/>
    </style:style>
    <style:style style:name="T40" style:family="text">
      <style:text-properties fo:font-style="italic" officeooo:rsid="007a9c69" style:font-style-asian="italic" style:font-style-complex="italic"/>
    </style:style>
    <style:style style:name="T41" style:family="text">
      <style:text-properties fo:font-style="italic" officeooo:rsid="008397ec" style:font-style-asian="italic" style:font-style-complex="italic"/>
    </style:style>
    <style:style style:name="T42" style:family="text">
      <style:text-properties fo:font-style="italic" officeooo:rsid="00858fdd" style:font-style-asian="italic" style:font-style-complex="italic"/>
    </style:style>
    <style:style style:name="T43" style:family="text">
      <style:text-properties style:font-name="FreeMono" style:text-underline-style="none" fo:font-weight="bold" officeooo:rsid="001bae0a" style:font-weight-asian="bold" style:font-weight-complex="bold"/>
    </style:style>
    <style:style style:name="T44" style:family="text">
      <style:text-properties officeooo:rsid="0033b28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c04f9" style:font-style-asian="normal" style:font-style-complex="normal"/>
    </style:style>
    <style:style style:name="T47" style:family="text">
      <style:text-properties fo:font-style="normal" officeooo:rsid="0013cd37" style:font-style-asian="normal" style:font-style-complex="normal"/>
    </style:style>
    <style:style style:name="T48" style:family="text">
      <style:text-properties fo:font-style="normal" officeooo:rsid="008397ec" style:font-style-asian="normal" style:font-style-complex="normal"/>
    </style:style>
    <style:style style:name="T49" style:family="text">
      <style:text-properties style:font-name-asian="FreeMono" style:font-name-complex="FreeMono"/>
    </style:style>
    <style:style style:name="T50" style:family="text">
      <style:text-properties officeooo:rsid="005d5b3f" style:font-name-asian="FreeMono" style:font-name-complex="FreeMono"/>
    </style:style>
    <style:style style:name="T51" style:family="text">
      <style:text-properties officeooo:rsid="0085ba6b" style:font-name-asian="FreeMono" style:font-name-complex="FreeMono"/>
    </style:style>
    <style:style style:name="T52" style:family="text">
      <style:text-properties officeooo:rsid="009cf778" style:font-name-asian="FreeMono" style:font-name-complex="FreeMono"/>
    </style:style>
    <style:style style:name="T53" style:family="text">
      <style:text-properties officeooo:rsid="00b0c236" style:font-name-asian="FreeMono" style:font-name-complex="FreeMono"/>
    </style:style>
    <style:style style:name="T54" style:family="text">
      <style:text-properties officeooo:rsid="009fda78" style:font-name-asian="FreeMono" style:font-name-complex="FreeMono"/>
    </style:style>
    <style:style style:name="T55" style:family="text">
      <style:text-properties officeooo:rsid="00b316d8" style:font-name-asian="FreeMono" style:font-name-complex="FreeMono"/>
    </style:style>
    <style:style style:name="T56" style:family="text">
      <style:text-properties officeooo:rsid="00bb9ef7" style:font-name-asian="FreeMono" style:font-name-complex="FreeMono"/>
    </style:style>
    <style:style style:name="T57" style:family="text">
      <style:text-properties officeooo:rsid="00befa46" style:font-name-asian="FreeMono" style:font-name-complex="FreeMono"/>
    </style:style>
    <style:style style:name="T58" style:family="text">
      <style:text-properties officeooo:rsid="00c298d1" style:font-name-asian="FreeMono" style:font-name-complex="FreeMono"/>
    </style:style>
    <style:style style:name="T59" style:family="text">
      <style:text-properties officeooo:rsid="00c4efc8" style:font-name-asian="FreeMono" style:font-name-complex="FreeMono"/>
    </style:style>
    <style:style style:name="T60" style:family="text">
      <style:text-properties officeooo:rsid="00c6a7f5" style:font-name-asian="FreeMono" style:font-name-complex="FreeMono"/>
    </style:style>
    <style:style style:name="T61" style:family="text">
      <style:text-properties officeooo:rsid="00c90785" style:font-name-asian="FreeMono" style:font-name-complex="FreeMono"/>
    </style:style>
    <style:style style:name="T62" style:family="text">
      <style:text-properties officeooo:rsid="00ca9f66" style:font-name-asian="FreeMono" style:font-name-complex="FreeMono"/>
    </style:style>
    <style:style style:name="T63" style:family="text">
      <style:text-properties officeooo:rsid="00d0be01" style:font-name-asian="FreeMono" style:font-name-complex="FreeMono"/>
    </style:style>
    <style:style style:name="T64" style:family="text">
      <style:text-properties officeooo:rsid="00d61fae" style:font-name-asian="FreeMono" style:font-name-complex="FreeMono"/>
    </style:style>
    <style:style style:name="T65" style:family="text">
      <style:text-properties officeooo:rsid="00e4c592" style:font-name-asian="FreeMono" style:font-name-complex="FreeMono"/>
    </style:style>
    <style:style style:name="T66" style:family="text">
      <style:text-properties officeooo:rsid="00dd6411" style:font-name-asian="FreeMono" style:font-name-complex="FreeMono"/>
    </style:style>
    <style:style style:name="T67" style:family="text">
      <style:text-properties officeooo:rsid="00eab955" style:font-name-asian="FreeMono" style:font-name-complex="FreeMono"/>
    </style:style>
    <style:style style:name="T68" style:family="text">
      <style:text-properties officeooo:rsid="005f2318"/>
    </style:style>
    <style:style style:name="T69" style:family="text">
      <style:text-properties fo:font-weight="bold" officeooo:rsid="0013cd37" style:font-weight-asian="bold" style:font-weight-complex="bold"/>
    </style:style>
    <style:style style:name="T70" style:family="text">
      <style:text-properties officeooo:rsid="008397ec"/>
    </style:style>
    <style:style style:name="T71" style:family="text">
      <style:text-properties officeooo:rsid="00858fd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2</text:p>
      <text:p text:style-name="P1">01/30/19</text:p>
      <text:p text:style-name="P1"/>
      <text:p text:style-name="P3">PROBLEM 1</text:p>
      <text:p text:style-name="P6">Prove that x<text:span text:style-name="T2">3 </text:span>+ 1000x<text:span text:style-name="T2">2 </text:span>+ 50x + 2000 = Θ(x<text:span text:style-name="T2">3</text:span>). Prove this directly from the definition of Θ on page 44 of CLRS, by finding specific constants c<text:span text:style-name="T9">1</text:span>, c<text:span text:style-name="T9">2</text:span><text:span text:style-name="T17">,</text:span> and n<text:span text:style-name="T9">0</text:span>, and showing that all relevant inequalities hold.</text:p>
      <text:p text:style-name="P2"/>
      <text:p text:style-name="P18"/>
      <text:p text:style-name="P14">Definition of <text:span text:style-name="T1">Θ: </text:span><text:span text:style-name="T69"><text:s/></text:span><text:span text:style-name="T1">Θ</text:span>(g(n))= { f(n): there exists positive constants c<text:span text:style-name="T8">1</text:span><text:span text:style-name="T16">, c</text:span><text:span text:style-name="T8">2</text:span><text:span text:style-name="T16">, and n</text:span><text:span text:style-name="T8">0</text:span><text:span text:style-name="T16"> such that 0 </text:span><text:span text:style-name="T20">≤ c</text:span><text:span text:style-name="T10">1*</text:span><text:span text:style-name="T20">g(n) ≤ </text:span><text:span text:style-name="T23">f(n) </text:span><text:span text:style-name="T20">≤ c</text:span><text:span text:style-name="T11">2</text:span><text:span text:style-name="T10">*</text:span><text:span text:style-name="T20">g(n) </text:span><text:span text:style-name="T23">for all n ≥ n</text:span><text:span text:style-name="T11">0</text:span><text:span text:style-name="T23">. </text:span><text:span text:style-name="T24">}</text:span></text:p>
      <text:p text:style-name="P14"><text:span text:style-name="T24"/></text:p>
      <text:p text:style-name="P16"><text:span text:style-name="T24">N</text:span><text:span text:style-name="T20">eed to prove: </text:span><text:span text:style-name="T25">0 ≤ c</text:span><text:span text:style-name="T12">1*</text:span><text:span text:style-name="T26">x</text:span><text:span text:style-name="T4">3</text:span><text:span text:style-name="T25"> ≤ </text:span><text:span text:style-name="T27">x</text:span><text:span text:style-name="T5">3</text:span><text:span text:style-name="T27"> + 1000(x)</text:span><text:span text:style-name="T5">3</text:span><text:span text:style-name="T27"> + 50(x) + 2000</text:span><text:span text:style-name="T23"> </text:span><text:span text:style-name="T25">≤ c</text:span><text:span text:style-name="T11">2</text:span><text:span text:style-name="T12">*</text:span><text:span text:style-name="T26">x</text:span><text:span text:style-name="T4">3</text:span><text:span text:style-name="T25"> </text:span><text:span text:style-name="T23">for all </text:span><text:span text:style-name="T27">x</text:span><text:span text:style-name="T23"> ≥ n</text:span><text:span text:style-name="T11">0</text:span><text:span text:style-name="T29"> with some </text:span><text:span text:style-name="T25">c</text:span><text:span text:style-name="T12">1</text:span><text:span text:style-name="T29"> and </text:span><text:span text:style-name="T25">c</text:span><text:span text:style-name="T11">2</text:span><text:span text:style-name="T23">.</text:span></text:p>
      <text:p text:style-name="P15"><text:span text:style-name="T23"/></text:p>
      <text:p text:style-name="P19"><text:span text:style-name="T25">0 ≤ c</text:span><text:span text:style-name="T12">1*</text:span><text:span text:style-name="T26">x</text:span><text:span text:style-name="T4">3</text:span><text:span text:style-name="T25"> ≤ </text:span><text:span text:style-name="T27">x</text:span><text:span text:style-name="T5">3</text:span><text:span text:style-name="T27"> + 1000(x)</text:span><text:span text:style-name="T5">3</text:span><text:span text:style-name="T27"> + 50(x) + 2000</text:span><text:span text:style-name="T23"> </text:span><text:span text:style-name="T25">≤ c</text:span><text:span text:style-name="T11">2</text:span><text:span text:style-name="T12">*</text:span><text:span text:style-name="T26">x</text:span><text:span text:style-name="T4">3</text:span></text:p>
      <text:p text:style-name="P20"><text:span text:style-name="T25">c</text:span><text:span text:style-name="T12">1</text:span><text:span text:style-name="T25"> ≤ </text:span><text:span text:style-name="T28">1</text:span><text:span text:style-name="T27"> + 1000</text:span><text:span text:style-name="T28">(1/x)</text:span><text:span text:style-name="T27"> + 50(</text:span><text:span text:style-name="T28">1/x</text:span><text:span text:style-name="T6">2</text:span><text:span text:style-name="T27">) + 2000</text:span><text:span text:style-name="T28">(1/x</text:span><text:span text:style-name="T6">3</text:span><text:span text:style-name="T28">)</text:span><text:span text:style-name="T23"> </text:span><text:span text:style-name="T25">≤ c</text:span><text:span text:style-name="T11">2</text:span></text:p>
      <text:p text:style-name="P21"><text:span text:style-name="T12"/></text:p>
      <text:p text:style-name="P29"><text:span text:style-name="T52">A</text:span><text:span text:style-name="T49">s x increases to infinity, the terms </text:span><text:span text:style-name="T53">1000</text:span><text:span text:style-name="T55">(1/x), </text:span><text:span text:style-name="T53">50(</text:span><text:span text:style-name="T55">1/x</text:span><text:span text:style-name="T6">2</text:span><text:span text:style-name="T53">), </text:span><text:span text:style-name="T49">and</text:span><text:span text:style-name="T53"> 2000</text:span><text:span text:style-name="T55">(1/x</text:span><text:span text:style-name="T6">3</text:span><text:span text:style-name="T55">) </text:span><text:span text:style-name="T49">will approach 0. </text:span></text:p>
      <text:p text:style-name="P29"><text:span text:style-name="T49"/></text:p>
      <text:p text:style-name="P29"><text:span text:style-name="T49">This means that the sum </text:span><text:span text:style-name="T55">1</text:span><text:span text:style-name="T53"> + 1000</text:span><text:span text:style-name="T55">(1/x)</text:span><text:span text:style-name="T53"> + 50(</text:span><text:span text:style-name="T55">1/x</text:span><text:span text:style-name="T6">2</text:span><text:span text:style-name="T53">) + 2000</text:span><text:span text:style-name="T55">(1/x</text:span><text:span text:style-name="T6">3</text:span><text:span text:style-name="T55">)</text:span><text:span text:style-name="T54"> </text:span><text:span text:style-name="T56">will converge to 1 </text:span><text:span text:style-name="T64">but never go below it</text:span><text:span text:style-name="T56">.</text:span></text:p>
      <text:p text:style-name="P29"><text:span text:style-name="T56"/></text:p>
      <text:p text:style-name="P30"><text:span text:style-name="T56">L</text:span><text:span text:style-name="T49">et </text:span><text:span text:style-name="T52">c</text:span><text:span text:style-name="T12">1</text:span><text:span text:style-name="T52"> </text:span><text:span text:style-name="T49">= ½, </text:span><text:span text:style-name="T52">c</text:span><text:span text:style-name="T10">2</text:span><text:span text:style-name="T49"> = 1</text:span><text:span text:style-name="T62">5</text:span><text:span text:style-name="T49">, </text:span><text:span text:style-name="T57">and n</text:span><text:span text:style-name="T13">0</text:span><text:span text:style-name="T57"> = </text:span><text:span text:style-name="T58">1</text:span><text:span text:style-name="T59">00</text:span><text:span text:style-name="T58">.</text:span></text:p>
      <text:p text:style-name="P30"><text:span text:style-name="T58"/></text:p>
      <text:p text:style-name="P31"><text:span text:style-name="T58">1 </text:span><text:span text:style-name="T49">+ 1000(1/100) + 50(1/</text:span><text:span text:style-name="T60">10000) </text:span><text:span text:style-name="T61">+ 2000(1000000) </text:span></text:p>
      <text:p text:style-name="P31"><text:span text:style-name="T61">= 1 + 10 + 1/200 + 1/500</text:span></text:p>
      <text:p text:style-name="P32"><text:span text:style-name="T49">= 11.007</text:span></text:p>
      <text:p text:style-name="P32"><text:span text:style-name="T49"/></text:p>
      <text:p text:style-name="P33"><text:span text:style-name="T49">0 ≤ </text:span><text:span text:style-name="T63">1/2</text:span><text:span text:style-name="T49"> ≤ </text:span><text:span text:style-name="T63">11.007</text:span><text:span text:style-name="T54"> </text:span><text:span text:style-name="T49">≤ </text:span><text:span text:style-name="T63">15</text:span></text:p>
      <text:p text:style-name="P38">PROBLEM 2</text:p>
      <text:p text:style-name="P24">Show that for any real constants <text:span text:style-name="T37">a</text:span> and <text:span text:style-name="T37">b</text:span>, where <text:span text:style-name="T37">b </text:span>&gt; 0,</text:p>
      <text:p text:style-name="P25">(n + a)<text:span text:style-name="T2">b</text:span><text:span text:style-name="T16"> = </text:span><text:span text:style-name="T19">Θ</text:span><text:span text:style-name="T16">(n</text:span><text:span text:style-name="T2">b</text:span><text:span text:style-name="T16">). </text:span><text:span text:style-name="T35">Note that </text:span><text:span text:style-name="T36">a</text:span><text:span text:style-name="T35"> and </text:span><text:span text:style-name="T36">b</text:span><text:span text:style-name="T35"> might not be integers.</text:span></text:p>
      <text:p text:style-name="P24"><text:span text:style-name="T18"/></text:p>
      <text:p text:style-name="P22"><text:span text:style-name="T18">N</text:span><text:span text:style-name="T16">eed to show </text:span><text:span text:style-name="T25">0 ≤ c</text:span><text:span text:style-name="T12">1*</text:span><text:span text:style-name="T20">n</text:span><text:span text:style-name="T3">b</text:span><text:span text:style-name="T25"> ≤ </text:span><text:span text:style-name="T20">(n + a)</text:span><text:span text:style-name="T3">b</text:span><text:span text:style-name="T23"> </text:span><text:span text:style-name="T25">≤ c</text:span><text:span text:style-name="T11">2</text:span><text:span text:style-name="T12">*</text:span><text:span text:style-name="T20">n</text:span><text:span text:style-name="T3">b</text:span><text:span text:style-name="T20"> for some constants </text:span><text:span text:style-name="T25">c</text:span><text:span text:style-name="T12">1</text:span><text:span text:style-name="T25">,</text:span><text:span text:style-name="T12"> </text:span><text:span text:style-name="T25">c</text:span><text:span text:style-name="T10">2</text:span><text:span text:style-name="T20"> </text:span><text:span text:style-name="T30">for all</text:span><text:span text:style-name="T20"> n </text:span><text:span text:style-name="T30">≥ n</text:span><text:span text:style-name="T14">0</text:span><text:span text:style-name="T20">.</text:span></text:p>
      <text:p text:style-name="P22"><text:span text:style-name="T20"/></text:p>
      <text:p text:style-name="P23"><text:span text:style-name="T31">c</text:span><text:span text:style-name="T10">1</text:span><text:span text:style-name="T20"> </text:span><text:span text:style-name="T25">≤ </text:span><text:span text:style-name="T20">(n + a)</text:span><text:span text:style-name="T3">b</text:span><text:span text:style-name="T20"> / n</text:span><text:span text:style-name="T3">b</text:span><text:span text:style-name="T10"> </text:span><text:span text:style-name="T25">≤ </text:span><text:span text:style-name="T20">c</text:span><text:span text:style-name="T15">2</text:span></text:p>
      <text:p text:style-name="P36"><text:span text:style-name="T49"/></text:p>
      <text:p text:style-name="P37"><text:span text:style-name="T49">Let c</text:span><text:span text:style-name="T10">1</text:span><text:span text:style-name="T49"> = , c</text:span><text:span text:style-name="T10">2</text:span><text:span text:style-name="T49"> = </text:span><text:span text:style-name="T67">10</text:span><text:span text:style-name="T49">, n</text:span><text:span text:style-name="T10">0</text:span><text:span text:style-name="T49"> = </text:span></text:p>
      <text:p text:style-name="P4"/>
      <text:p text:style-name="P5"/>
      <text:p text:style-name="P39">PROBLEM 3</text:p>
      <text:p text:style-name="P24">Let <text:span text:style-name="T37">f</text:span><text:span text:style-name="T44">(</text:span><text:span text:style-name="T38">n</text:span><text:span text:style-name="T44">) </text:span>and <text:span text:style-name="T37">g</text:span><text:span text:style-name="T44">(</text:span><text:span text:style-name="T38">n</text:span><text:span text:style-name="T44">)</text:span> be asymptotically positive functions. Prove or disprove each of the following conjectures.</text:p>
      <text:p text:style-name="P24"/>
      <text:p text:style-name="P26">a. <text:span text:style-name="T37">f</text:span><text:span text:style-name="T45">(</text:span><text:span text:style-name="T37">n</text:span><text:span text:style-name="T45">) = </text:span><text:span text:style-name="T37">O</text:span><text:span text:style-name="T45">(</text:span><text:span text:style-name="T37">g</text:span><text:span text:style-name="T45">(</text:span><text:span text:style-name="T37">n</text:span><text:span text:style-name="T45">)) </text:span><text:span text:style-name="T46">implies </text:span><text:span text:style-name="T39">g</text:span><text:span text:style-name="T46">(</text:span><text:span text:style-name="T39">n</text:span><text:span text:style-name="T46">) = </text:span><text:span text:style-name="T39">O</text:span><text:span text:style-name="T46">(</text:span><text:span text:style-name="T39">f</text:span><text:span text:style-name="T46">(</text:span><text:span text:style-name="T39">n</text:span><text:span text:style-name="T46">))</text:span></text:p>
      <text:p text:style-name="P26"><text:span text:style-name="T46"/></text:p>
      <text:p text:style-name="P26"><text:span text:style-name="T46"/></text:p>
      <text:p text:style-name="P26"><text:span text:style-name="T46"/></text:p>
      <text:p text:style-name="P27"><text:span text:style-name="T46">h. </text:span><text:span text:style-name="T37">f</text:span><text:span text:style-name="T45">(</text:span><text:span text:style-name="T37">n</text:span><text:span text:style-name="T45">) + o(</text:span><text:span text:style-name="T37">f</text:span><text:span text:style-name="T45">(</text:span><text:span text:style-name="T37">n</text:span><text:span text:style-name="T45">)) = <text:s/></text:span><text:span text:style-name="T47">Θ</text:span><text:span text:style-name="T45">(</text:span><text:span text:style-name="T37">f</text:span><text:span text:style-name="T45">(</text:span><text:span text:style-name="T37">n</text:span><text:span text:style-name="T45">))</text:span></text:p>
      <text:p text:style-name="P27"><text:span text:style-name="T45"/></text:p>
      <text:p text:style-name="P27"><text:span text:style-name="T45"/></text:p>
      <text:p text:style-name="P5"/>
      <text:p text:style-name="P5"/>
      <text:p text:style-name="P39">PROBLEM 4</text:p>
      <text:p text:style-name="P7">Prove or disprove: <text:span text:style-name="T37">f</text:span>(<text:span text:style-name="T37">x</text:span>) = x2 – 2x + 1 is monotonically increasing for real values of x &gt; 1. </text:p>
      <text:p text:style-name="P7"/>
      <text:p text:style-name="P7"/>
      <text:p text:style-name="P5"/>
      <text:p text:style-name="P5"/>
      <text:p text:style-name="P39">PROBLEM 5</text:p>
      <text:p text:style-name="P17"><text:span text:style-name="T43">Find a simple formula for</text:span></text:p>
      <text:p text:style-name="P17"><text:span text:style-name="T43"><draw:frame draw:style-name="fr1" draw:name="Object1" text:anchor-type="as-char" svg:y="-0.2807in" svg:width="0.8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39">PROBLEM 6</text:p>
      <text:p text:style-name="P8">Give asymptotically tight bounds on the following summations. Assume that r <text:span text:style-name="T50">≥</text:span> 0 and s <text:span text:style-name="T50">≥</text:span> 0 are constants. <text:span text:style-name="T68">Show your derivation using approximation by integrals. (Note: “find asymptotically tight bounds” means “find the THETA”.)</text:span></text:p>
      <text:p text:style-name="P5"/>
      <text:p text:style-name="P12"><draw:frame draw:style-name="fr1" draw:name="Object2" text:anchor-type="as-char" svg:y="-0.2807in" svg:width="0.4346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3"/>
      <text:p text:style-name="P5"/>
      <text:p text:style-name="P5"/>
      <text:p text:style-name="P39">PROBLEM 7</text:p>
      <text:p text:style-name="P9">Show that the solution of T(<text:span text:style-name="T37">n</text:span>) = T([<text:span text:style-name="T37">n</text:span>/2]) + 1 is O(lg <text:span text:style-name="T37">n</text:span><text:span text:style-name="T40">)</text:span>.</text:p>
      <text:p text:style-name="P5"/>
      <text:p text:style-name="P39">PROBLEM 8</text:p>
      <text:p text:style-name="P7">Give asymptotic upper and lower bounds for T<text:span text:style-name="T70">(</text:span><text:span text:style-name="T41">n</text:span><text:span text:style-name="T48">)</text:span> in each of the following recurrences. Assume that T<text:span text:style-name="T71">(</text:span><text:span text:style-name="T42">n</text:span><text:span text:style-name="T71">)</text:span> is constant for n <text:span text:style-name="T51">≤</text:span> 2. Make your bounds as tight as possible, and justify your answers.</text:p>
      <text:p text:style-name="P7"/>
      <text:p text:style-name="P10">c. T(n) = 2T(n/2) + n<text:span text:style-name="T2">4</text:span><text:span text:style-name="T16">.</text:span></text:p>
      <text:p text:style-name="P10"><text:span text:style-name="T16"/></text:p>
      <text:p text:style-name="P11"><text:span text:style-name="T16">f. </text:span><text:span text:style-name="T32">T(n) = 2T(n/</text:span><text:span text:style-name="T16">4</text:span><text:span text:style-name="T32">) + </text:span><text:span text:style-name="T21">√</text:span><text:span text:style-name="T22">(</text:span><text:span text:style-name="T16">n</text:span><text:span text:style-name="T33">)</text:span><text:span text:style-name="T32">.</text:span></text:p>
      <text:p text:style-name="P11"><text:span text:style-name="T16"/></text:p>
      <text:p text:style-name="P28"><text:span text:style-name="T16">g. </text:span><text:span text:style-name="T34">T(n) = T(n-2) + n</text:span><text:span text:style-name="T7">2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monospace" svg:font-family="monospace, monospace"/>
    <style:font-face style:name="FreeSans1" svg:font-family="FreeSans" style:font-family-generic="swiss"/>
    <style:font-face style:name="Fira Mono" svg:font-family="'Fi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12:58.534382145</meta:creation-date>
    <dc:date>2019-01-27T16:36:43.634749956</dc:date>
    <meta:editing-duration>PT6H23M3S</meta:editing-duration>
    <meta:editing-cycles>96</meta:editing-cycles>
    <meta:generator>LibreOffice/6.1.4.2$Linux_X86_64 LibreOffice_project/10$Build-2</meta:generator>
    <meta:document-statistic meta:table-count="0" meta:image-count="0" meta:object-count="2" meta:page-count="8" meta:paragraph-count="42" meta:word-count="433" meta:character-count="2052" meta:non-whitespace-character-count="1653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 k=1 to n (2k - 1)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